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3"/>
          <table:table-cell table:style-name="ce3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>
            <text:p><text:a xlink:href="python://get_informe_text(data['form'])">python://get_informe_text(data['form'])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>
            <text:p><text:a xlink:href="python://data['form'] and (' (Expressed In %s)'%( exchange_name(data['form']))) or ''">python://data['form'] and (' (Expressed In %25s)'%25( exchange_name(data['form']))) or ''</text:a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1020"/>
        </table:table-row>
        <table:table-row table:style-name="ro1">
          <table:table-cell office:value-type="string">
            <text:p><text:a xlink:href="python://for%20each=%22a%20in%20%20comp_1_line(data['form'])%22">python://for each="a in  comp_1_line(data['form'])"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2"/>
          <table:table-cell table:style-name="ce5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style-name="ce2" table:number-columns-repeated="2"/>
          <table:table-cell table:style-name="ce2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6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number-columns-repeated="1017"/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style-name="ce1" table:number-columns-repeated="5"/>
          <table:table-cell table:style-name="ce2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number-columns-repeated="1017"/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H6:Sheet1.H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20/09/2013</text:date>, <text:time>11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2T12:38:32</meta:creation-date>
    <dc:date>2013-09-20T11:46:24</dc:date>
    <dc:creator>serpent02 </dc:creator>
    <meta:editing-duration>PT2H25M22S</meta:editing-duration>
    <meta:editing-cycles>50</meta:editing-cycles>
    <meta:generator>LibreOffice/3.4$Linux LibreOffice_project/340m1$Build-502</meta:generator>
    <meta:document-statistic meta:table-count="3" meta:cell-count="20" meta:object-count="0"/>
  </office:meta>
</office:document-meta>
</file>